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29.63mm"/>
    </style:style>
    <style:style style:name="co4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ce4"/>
        <table:table-column table:style-name="co2" table:default-cell-style-name="ce5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5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style-name="ce1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1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table:style-name="ce1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table:style-name="ce1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1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/>
          <table:table-cell table:style-name="Default" office:value-type="string" calcext:value-type="string">
            <text:p>Guard Frp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ystic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Jog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General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g Friends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g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ner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lute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um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rn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ba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ar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g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wn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g Spawn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ly Pad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mog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g D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g F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g Croak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wer Ribbit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ap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dpole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izzle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mp Up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orus Croak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table:style-name="ce1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style-name="ce1"/>
          <table:table-cell table:style-name="ce6"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style-name="ce1"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power each turn</text:p>
          </table:table-cell>
        </table:table-row>
        <table:table-row table:style-name="ro1">
          <table:table-cell/>
          <table:table-cell office:value-type="string" calcext:value-type="string">
            <text:p>Frog Pond</text:p>
          </table:table-cell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host Frog</text:p>
          </table:table-cell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ering Frog</text:p>
          </table:table-cell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ege Frog</text:p>
          </table:table-cell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gapult</text:p>
          </table:table-cell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mand Frog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lood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ng Frog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d Frog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 table:number-rows-repeated="23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5:39:21.6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1-09-16T21:52:02.065000000</dc:date>
    <meta:editing-duration>PT9H15M11S</meta:editing-duration>
    <meta:editing-cycles>10</meta:editing-cycles>
    <meta:generator>LibreOffice/6.1.2.1$Windows_X86_64 LibreOffice_project/65905a128db06ba48db947242809d14d3f9a93fe</meta:generator>
    <meta:document-statistic meta:table-count="3" meta:cell-count="203" meta:object-count="0"/>
  </office:meta>
</office:document-meta>
</file>